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DejaVu Sans Mono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"/>
    </style:style>
    <style:style style:name="Sect1" style:family="section">
      <style:section-properties text:dont-balance-text-columns="false" fo:margin-left="-0.915cm" fo:margin-right="-0.526cm" style:editable="false">
        <style:columns fo:column-count="2">
          <style:column style:rel-width="5351*" fo:start-indent="0cm" fo:end-indent="0cm"/>
          <style:column style:rel-width="5104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ext:p text:style-name="P1">Bulldog</text:p>
        <text:p text:style-name="P1">----------</text:p>
        <text:p text:style-name="P1">(tum, tum, pá)</text:p>
        <text:p text:style-name="P1">bulldog</text:p>
        <text:p text:style-name="P1">bulldog</text:p>
        <text:p text:style-name="P1">meu nome é [nome]</text:p>
        <text:p text:style-name="P1">me chamam de [apelido]</text:p>
        <text:p text:style-name="P1">tô aqui pra ensinar</text:p>
        <text:p text:style-name="P2">a dança do bulldog</text:p>
        <text:p text:style-name="P1">primeiro mexe</text:p>
        <text:p text:style-name="P1">depois remexe</text:p>
        <text:p text:style-name="P1">depois requebra</text:p>
        <text:p text:style-name="P1">ahh</text:p>
        <text:p text:style-name="P1"></text:p>
        <text:p text:style-name="P1">Casinha</text:p>
        <text:p text:style-name="P1">----------</text:p>
        <text:p text:style-name="P1">eu tinha uma casinha que era assim, assim</text:p>
        <text:p text:style-name="P1">e pela chaminé saia fumaça assim assim</text:p>
        <text:p text:style-name="P1">e quando eu quero entrar bato na porta assim assim</text:p>
        <text:p text:style-name="P1">e eu engraxo o meu sapato assim, assim</text:p>
        <text:p text:style-name="P1">e eu entro na casinha assim, assim, assim</text:p>
        <text:p text:style-name="P1"></text:p>
        <text:p text:style-name="P1">Ari Aritmo</text:p>
        <text:p text:style-name="P1">----------</text:p>
        <text:p text:style-name="P1">ari aritmo</text:p>
        <text:p text:style-name="P1">aritmo etchuna</text:p>
        <text:p text:style-name="P1">etchuna aritmo etchuna</text:p>
        <text:p text:style-name="P1"></text:p>
        <text:p text:style-name="P1">Tupã</text:p>
        <text:p text:style-name="P1">----------</text:p>
        <text:p text:style-name="P1">foi tupã</text:p>
        <text:p text:style-name="P1">foi tabajara</text:p>
        <text:p text:style-name="P1">lá na terra de tupã</text:p>
        <text:p text:style-name="P1">tem papagaio, arará, maracanã</text:p>
        <text:p text:style-name="P1">todas aves do céu quem deu foi tupã</text:p>
        <text:p text:style-name="P1"></text:p>
        <text:p text:style-name="P1">Curu</text:p>
        <text:p text:style-name="P1">----------</text:p>
        <text:p text:style-name="P1">curu, curu</text:p>
        <text:p text:style-name="P1">cururururu</text:p>
        <text:p text:style-name="P1">essa é a dança do curu</text:p>
        <text:p text:style-name="P1"/>
        <text:p text:style-name="P1">com uma mão</text:p>
        <text:p text:style-name="P1">com a outra mão</text:p>
        <text:p text:style-name="P1">com uma perna</text:p>
        <text:p text:style-name="P1">com a outra perna</text:p>
        <text:p text:style-name="P1"></text:p>
        <text:p text:style-name="P1"/>
        <text:p text:style-name="P1"/>
        <text:p text:style-name="P1"/>
        <text:p text:style-name="P1">Todo Movimento</text:p>
        <text:p text:style-name="P1">----------</text:p>
        <text:p text:style-name="P1">(tum, tum, pá)</text:p>
        <text:p text:style-name="P1">todo movimento</text:p>
        <text:p text:style-name="P1">baila, baila, baila</text:p>
        <text:p text:style-name="P1">dedo</text:p>
        <text:p text:style-name="P1">mão</text:p>
        <text:p text:style-name="P1">cotovelo</text:p>
        <text:p text:style-name="P1">ombro</text:p>
        <text:p text:style-name="P1">braço</text:p>
        <text:p text:style-name="P1">pé</text:p>
        <text:p text:style-name="P1">joelho</text:p>
        <text:p text:style-name="P1">perna</text:p>
        <text:p text:style-name="P1">corpo todo</text:p>
        <text:p text:style-name="P1"></text:p>
        <text:p text:style-name="P1">Eu Vou Passear de Trem</text:p>
        <text:p text:style-name="P1">----------</text:p>
        <text:p text:style-name="P1">eu vou passear de trem</text:p>
        <text:p text:style-name="P1">e você vai também</text:p>
        <text:p text:style-name="P1">só falta comprar</text:p>
        <text:p text:style-name="P1">a passagem do velho trem (piuí)</text:p>
        <text:p text:style-name="P1">mãozinha pra frente</text:p>
        <text:p text:style-name="P1">dedinho pra cima</text:p>
        <text:p text:style-name="P1">joelhinho dobrado</text:p>
        <text:p text:style-name="P1">cabeça pro lado</text:p>
        <text:p text:style-name="P1">linguinha pra fora</text:p>
        <text:p text:style-name="P1">rodando</text:p>
        <text:p text:style-name="P1">xu xu xa, xu xu xa, xu xu xa xa xa</text:p>
        <text:p text:style-name="P1"/>
        <text:p text:style-name="P1">Pipoca</text:p>
        <text:p text:style-name="P1">----------</text:p>
        <text:p text:style-name="P1">uma pipoca estourando na panela</text:p>
        <text:p text:style-name="P1">outra pipoca começa a responder</text:p>
        <text:p text:style-name="P1">e de repente começa o falatório</text:p>
        <text:p text:style-name="P1">e ninguém mais consegue entender</text:p>
        <text:p text:style-name="P1">é um tal de poc, popoc poc poc, popoc poc poc</text:p>
        <text:p text:style-name="P1"></text:p>
        <text:p text:style-name="P1"></text:p>
        <text:p text:style-name="P1">Gigante</text:p>
        <text:p text:style-name="P1">----------</text:p>
        <text:p text:style-name="P1">Voz de gigante é grave / voz de anão é agudinha</text:p>
        <text:p text:style-name="P1">Gigante fala grosso / anão fala fininho</text:p>
        <text:p text:style-name="P1">Voz de gigante é grave / voz de anão é agudinha</text:p>
        <text:p text:style-name="P1">Gigante é muito grande / anão é pequenininho</text:p>
        <text:p text:style-name="P1">Voz de gigante é grave / voz de anão é agudinha</text:p>
        <text:p text:style-name="P1">Gigante anda pesado / anão pisa levinho</text:p>
        <text:p text:style-name="P3">Voz de gigante é grave / voz de anão é agudinha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1.33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5-05T11:21:47</meta:creation-date>
    <dc:date>2014-05-05T12:17:25</dc:date>
    <dc:creator>ska </dc:creator>
    <meta:editing-duration>PT46M4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92" meta:word-count="304" meta:character-count="1647" meta:non-whitespace-character-count="1341"/>
  </office:meta>
</office:document-meta>
</file>